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74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9.09mm"/>
    </style:style>
    <style:style style:name="co6" style:family="table-column">
      <style:table-column-properties fo:break-before="auto" style:column-width="28.15mm"/>
    </style:style>
    <style:style style:name="co7" style:family="table-column">
      <style:table-column-properties fo:break-before="auto" style:column-width="17.69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3.23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12.96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2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6" style:family="table-cell" style:parent-style-name="Excel_5f_BuiltIn_5f_Comma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0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 table:print-ranges="議員4.A1:議員4.I75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1" table:number-columns-repeated="2" table:default-cell-style-name="ce9"/>
        <table:table-column table:style-name="co6" table:default-cell-style-name="ce9"/>
        <table:table-column table:style-name="co7" table:number-columns-repeated="248" table:default-cell-style-name="ce9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<text:span text:style-name="T1">100</text:span><text:span text:style-name="T2">年度對議員所提地方建設建議事項處理明細表</text:span></text:p>
            </table:table-cell>
            <table:covered-table-cell table:number-columns-repeated="8" table:style-name="ce10"/>
            <table:table-cell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<text:span text:style-name="T1">100</text:span><text:span text:style-name="T2">年</text:span><text:span text:style-name="T3">12</text:span><text:span text:style-name="T2">月止</text:span></text:p>
            </table:table-cell>
            <table:covered-table-cell table:number-columns-repeated="8" table:style-name="ce10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<text:span text:style-name="T4">4</text:span></text:p>
            </table:table-cell>
            <table:table-cell table:style-name="ce11" office:value-type="string" calcext:value-type="string" table:number-columns-spanned="7" table:number-rows-spanned="1">
              <text:p>  (<text:span text:style-name="T7">本表為半年報</text:span><text:span text:style-name="T8">)</text:span></text:p>
            </table:table-cell>
            <table:covered-table-cell table:number-columns-repeated="6" table:style-name="ce15"/>
            <table:table-cell table:style-name="ce22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19"/>
            <table:covered-table-cell table:style-name="ce23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18" office:value-type="string" calcext:value-type="string">
              <text:p>核定金額</text:p>
            </table:table-cell>
            <table:table-cell table:style-name="ce18" office:value-type="string" calcext:value-type="string">
              <text:p>經費支用科目</text:p>
            </table:table-cell>
            <table:table-cell table:style-name="ce18" office:value-type="string" calcext:value-type="string">
              <text:p>主辦機關</text:p>
            </table:table-cell>
            <table:table-cell table:style-name="ce18" office:value-type="string" calcext:value-type="string">
              <text:p>招標方式</text:p>
            </table:table-cell>
            <table:table-cell table:style-name="ce18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樹林頭農地重劃區東西<text:span text:style-name="T9">41</text:span><text:span text:style-name="T10">路改善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6" office:value-type="float" office:value="950" calcext:value-type="float">
            <text:p><text:s/>9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毅豐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鴨母寮農地重劃區東路<text:span text:style-name="T9">21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990" calcext:value-type="float">
            <text:p><text:s/>99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聖大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鴨母寮農地重劃區<text:span text:style-name="T9">22</text:span><text:span text:style-name="T10">西段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750" calcext:value-type="float">
            <text:p><text:s/>1,7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聖安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鴨母寮農地重劃區北路<text:span text:style-name="T9">8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750" calcext:value-type="float">
            <text:p><text:s/>1,7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東帝華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南勢農地重劃區東路<text:span text:style-name="T9">6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800" calcext:value-type="float">
            <text:p><text:s/>8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承瑋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南勢農地重劃區東路<text:span text:style-name="T9">23</text:span><text:span text:style-name="T10">東段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450" calcext:value-type="float">
            <text:p><text:s/>4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承瑋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松梅農地重劃區東路<text:span text:style-name="T9">28-1</text:span><text:span text:style-name="T10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260" calcext:value-type="float">
            <text:p><text:s/>26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東帝華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2" office:value-type="string" calcext:value-type="string">
            <text:p>靈嚴寺旁水保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1200" calcext:value-type="float">
            <text:p><text:s/>1,2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建昇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官文樹</text:p>
          </table:table-cell>
          <table:table-cell table:style-name="ce12" office:value-type="string" calcext:value-type="string">
            <text:p>安仁農地重劃區笳苳小排<text:span text:style-name="T9">2-12.</text:span><text:span text:style-name="T10">南潭小排</text:span><text:span text:style-name="T11">3-10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580" calcext:value-type="float">
            <text:p><text:s/>5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平和農地重劃區東路一護欄增設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500" calcext:value-type="float">
            <text:p><text:s/>5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2" office:value-type="string" calcext:value-type="string">
            <text:p>柴林農地重劃區玖灌補路改善工程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6" office:value-type="float" office:value="700" calcext:value-type="float">
            <text:p><text:s/>7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寶瓶</text:p>
          </table:table-cell>
          <table:table-cell table:style-name="ce12" office:value-type="string" calcext:value-type="string">
            <text:p>山下農地重劃區東路<text:span text:style-name="T9">36</text:span><text:span text:style-name="T10">及北路</text:span><text:span text:style-name="T11">11</text:span><text:span text:style-name="T10">之</text:span><text:span text:style-name="T11">2</text:span><text:span text:style-name="T10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6" office:value-type="float" office:value="200" calcext:value-type="float">
            <text:p><text:s/>2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西過農地重劃區南牛稠底小排<text:span text:style-name="T9">1-12</text:span><text:span text:style-name="T10">及北過小給</text:span><text:span text:style-name="T11">2-7</text:span><text:span text:style-name="T10">改善工程</text:span>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6" office:value-type="float" office:value="680" calcext:value-type="float">
            <text:p><text:s/>6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義竹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彥興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2" office:value-type="string" calcext:value-type="string">
            <text:p>義竹農地重劃區南安農<text:span text:style-name="T9">2-1</text:span><text:span text:style-name="T10">及</text:span><text:span text:style-name="T11">2-2</text:span><text:span text:style-name="T10">改善工程</text:span>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6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義竹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彥興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連鳳齊</text:p>
          </table:table-cell>
          <table:table-cell table:style-name="ce12" office:value-type="string" calcext:value-type="string">
            <text:p>嘉<text:span text:style-name="T9">120</text:span><text:span text:style-name="T10">縣旁排水溝改善工程</text:span>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350" calcext:value-type="float">
            <text:p><text:s/>35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啟昇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連鳳齊</text:p>
          </table:table-cell>
          <table:table-cell table:style-name="ce12" office:value-type="string" calcext:value-type="string">
            <text:p>灣橋<text:span text:style-name="T9">950</text:span><text:span text:style-name="T10">地號等改善工程</text:span>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300" calcext:value-type="float">
            <text:p><text:s/>3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啟昇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連鳳齊</text:p>
          </table:table-cell>
          <table:table-cell table:style-name="ce12" office:value-type="string" calcext:value-type="string">
            <text:p>昇平、桃源村等改善工程</text:p>
          </table:table-cell>
          <table:table-cell table:style-name="ce5" office:value-type="string" calcext:value-type="string">
            <text:p>竹崎鄉</text:p>
          </table:table-cell>
          <table:table-cell table:style-name="ce16" office:value-type="float" office:value="750" calcext:value-type="float">
            <text:p><text:s/>750 </text:p>
          </table:table-cell>
          <table:table-cell table:style-name="ce16" office:value-type="float" office:value="350" calcext:value-type="float">
            <text:p><text:s/>35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啟昇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連鳳齊</text:p>
          </table:table-cell>
          <table:table-cell table:style-name="ce12" office:value-type="string" calcext:value-type="string">
            <text:p>竹崎義仁、復金、龍山、文峰等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900" calcext:value-type="float">
            <text:p><text:s/>9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啟昇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西川</text:p>
          </table:table-cell>
          <table:table-cell table:style-name="ce12" office:value-type="string" calcext:value-type="string">
            <text:p>佳禾農地重劃區<text:span text:style-name="T9">S-49</text:span><text:span text:style-name="T10">農水路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朴子市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國輝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西川</text:p>
          </table:table-cell>
          <table:table-cell table:style-name="ce12" office:value-type="string" calcext:value-type="string">
            <text:p>蒜頭農地重劃區頂楫排<text:span text:style-name="T9">3-6</text:span><text:span text:style-name="T10">併行農路改善工程</text:span>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350" calcext:value-type="float">
            <text:p><text:s/>3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太平村、龍眼村、碧湖村等三村農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順發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太興村、瑞峰村、瑞里村等三村農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駿寶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過路村、雙溪村、大林鎮等農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景嘉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永興村、安靖村、大南村、半天村等四村農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2000" calcext:value-type="float">
            <text:p><text:s/>2,0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景嘉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2" office:value-type="string" calcext:value-type="string">
            <text:p>梅山鄉太和村農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1000" calcext:value-type="float">
            <text:p><text:s/>1,0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4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安和農地重劃區<text:span text:style-name="T9">53</text:span><text:span text:style-name="T10">路農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6" office:value-type="float" office:value="610" calcext:value-type="float">
            <text:p><text:s/>61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六腳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山峰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蒜頭農地重劃區<text:span text:style-name="T9">56</text:span><text:span text:style-name="T10">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6" office:value-type="float" office:value="760" calcext:value-type="float">
            <text:p><text:s/>76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2" office:value-type="string" calcext:value-type="string">
            <text:p>大槺榔農地重劃區東路十一農路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2000" calcext:value-type="float">
            <text:p><text:s/>2,0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朴子市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連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2" office:value-type="string" calcext:value-type="string">
            <text:p>大林鎮三角里下林頭<text:span text:style-name="T9">31</text:span><text:span text:style-name="T10">號旁排水溝加蓋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6" office:value-type="float" office:value="200" calcext:value-type="float">
            <text:p><text:s/>2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頂坪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布袋鎮鹿寮段豐山神廟旁產業道路擋土牆改善工程</text:p>
          </table:table-cell>
          <table:table-cell table:style-name="ce5" office:value-type="string" calcext:value-type="string">
            <text:p>布袋鎮</text:p>
          </table:table-cell>
          <table:table-cell table:style-name="ce16" office:value-type="float" office:value="3500" calcext:value-type="float">
            <text:p><text:s/>3,500 </text:p>
          </table:table-cell>
          <table:table-cell table:style-name="ce16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4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2" office:value-type="string" calcext:value-type="string">
            <text:p>義竹鄉竿子寮段八掌溪河堤內農路改善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6" office:value-type="float" office:value="710" calcext:value-type="float">
            <text:p><text:s/>71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4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2" office:value-type="string" calcext:value-type="string">
            <text:p>內埔子段<text:span text:style-name="T9">1830</text:span><text:span text:style-name="T10">等地號改善工程</text:span>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150" calcext:value-type="float">
            <text:p><text:s/>15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兆泓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2" office:value-type="string" calcext:value-type="string">
            <text:p>內埔子段<text:span text:style-name="T9">886-02</text:span><text:span text:style-name="T10">護岸等工程</text:span>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1200" calcext:value-type="float">
            <text:p><text:s/>1,2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兆泓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2" office:value-type="string" calcext:value-type="string">
            <text:p>內埔崁腳排水等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700" calcext:value-type="float">
            <text:p><text:s/>7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建昇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2" office:value-type="string" calcext:value-type="string">
            <text:p>中興路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350" calcext:value-type="float">
            <text:p><text:s/>35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建昇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田灣農地重劃區東路<text:span text:style-name="T9">14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1430" calcext:value-type="float">
            <text:p><text:s/>1,43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成財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後潭農地重劃區東路<text:span text:style-name="T9">74.75</text:span><text:span text:style-name="T10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650" calcext:value-type="float">
            <text:p><text:s/>6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安仁農地重劃區東路<text:span text:style-name="T9">45</text:span><text:span text:style-name="T10">北路</text:span><text:span text:style-name="T11">12</text:span><text:span text:style-name="T10">等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1080" calcext:value-type="float">
            <text:p><text:s/>1,0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　傑</text:p>
          </table:table-cell>
          <table:table-cell table:style-name="ce12" office:value-type="string" calcext:value-type="string">
            <text:p>後潭農地重劃區北路<text:span text:style-name="T9">3</text:span><text:span text:style-name="T10">及東路</text:span><text:span text:style-name="T11">71</text:span><text:span text:style-name="T10">改善工程</text:span></text:p>
          </table:table-cell>
          <table:table-cell table:style-name="ce5" office:value-type="string" calcext:value-type="string">
            <text:p>太保市</text:p>
            <text:p>水上鄉</text:p>
          </table:table-cell>
          <table:table-cell table:number-columns-repeated="2" table:style-name="ce16" office:value-type="float" office:value="510" calcext:value-type="float">
            <text:p><text:s/>51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東帝華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2" office:value-type="string" calcext:value-type="string">
            <text:p>松梅農地重劃區東路<text:span text:style-name="T9">12</text:span><text:span text:style-name="T10">農路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400" calcext:value-type="float">
            <text:p><text:s/>1,4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朴子市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2" office:value-type="string" calcext:value-type="string">
            <text:p>松梅農地重劃區東路<text:span text:style-name="T9">26</text:span><text:span text:style-name="T10">農水路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500" calcext:value-type="float">
            <text:p><text:s/>1,5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朴子市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岦坤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2" office:value-type="string" calcext:value-type="string">
            <text:p>南勢農地重劃區東路<text:span text:style-name="T9">6</text:span><text:span text:style-name="T10">農水路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500" calcext:value-type="float">
            <text:p><text:s/>5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朴子市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東湖大排旁農路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1650" calcext:value-type="float">
            <text:p><text:s/>1,65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漢彪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頂寮農地重劃區南北<text:span text:style-name="T9">3</text:span><text:span text:style-name="T10">路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90" calcext:value-type="float">
            <text:p><text:s/>9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21" office:value-type="string" calcext:value-type="string">
            <text:p>公告金額十分之一以下採購</text:p>
          </table:table-cell>
          <table:table-cell table:style-name="ce5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福權農地重劃區<text:span text:style-name="T9">7.36</text:span><text:span text:style-name="T10">路及好收農地重劃區補路改善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1770" calcext:value-type="float">
            <text:p><text:s/>1,77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宜聰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2" office:value-type="string" calcext:value-type="string">
            <text:p>福權農地重劃區<text:span text:style-name="T9">13</text:span><text:span text:style-name="T10">路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980" calcext:value-type="float">
            <text:p><text:s/>9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楊秀玉</text:p>
          </table:table-cell>
          <table:table-cell table:style-name="ce13" office:value-type="string" calcext:value-type="string">
            <text:p>後潭農地重劃區北路<text:span text:style-name="T9">5</text:span><text:span text:style-name="T10">增設護欄工程</text:span></text:p>
          </table:table-cell>
          <table:table-cell table:style-name="ce6" office:value-type="string" calcext:value-type="string">
            <text:p>太保市</text:p>
          </table:table-cell>
          <table:table-cell table:number-columns-repeated="2" table:style-name="ce17" office:value-type="float" office:value="950" calcext:value-type="float">
            <text:p><text:s/>9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聖大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楊秀玉</text:p>
          </table:table-cell>
          <table:table-cell table:style-name="ce13" office:value-type="string" calcext:value-type="string">
            <text:p>山下農地重劃區東路<text:span text:style-name="T9">62</text:span><text:span text:style-name="T10">新設排水箱涵工程</text:span></text:p>
          </table:table-cell>
          <table:table-cell table:style-name="ce6" office:value-type="string" calcext:value-type="string">
            <text:p>鹿草鄉</text:p>
          </table:table-cell>
          <table:table-cell table:number-columns-repeated="2" table:style-name="ce17" office:value-type="float" office:value="600" calcext:value-type="float">
            <text:p><text:s/>6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東帝華營造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楊秀玉</text:p>
          </table:table-cell>
          <table:table-cell table:style-name="ce13" office:value-type="string" calcext:value-type="string">
            <text:p>鹿草農地重劃區北路<text:span text:style-name="T9">8</text:span><text:span text:style-name="T10">改善工程</text:span></text:p>
          </table:table-cell>
          <table:table-cell table:style-name="ce6" office:value-type="string" calcext:value-type="string">
            <text:p>鹿草鄉</text:p>
          </table:table-cell>
          <table:table-cell table:number-columns-repeated="2" table:style-name="ce17" office:value-type="float" office:value="500" calcext:value-type="float">
            <text:p><text:s/>5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岦坤營造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楊秀玉</text:p>
          </table:table-cell>
          <table:table-cell table:style-name="ce13" office:value-type="string" calcext:value-type="string">
            <text:p>三角農地重劃區東西幹路<text:span text:style-name="T9">5</text:span><text:span text:style-name="T10">改善工程</text:span></text:p>
          </table:table-cell>
          <table:table-cell table:style-name="ce6" office:value-type="string" calcext:value-type="string">
            <text:p>鹿草鄉</text:p>
          </table:table-cell>
          <table:table-cell table:number-columns-repeated="2" table:style-name="ce17" office:value-type="float" office:value="330" calcext:value-type="float">
            <text:p><text:s/>33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岦坤營造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楊秀玉</text:p>
          </table:table-cell>
          <table:table-cell table:style-name="ce13" office:value-type="string" calcext:value-type="string">
            <text:p>光榮農地重劃區東<text:span text:style-name="T9">13</text:span><text:span text:style-name="T10">路</text:span><text:span text:style-name="T11">-2</text:span><text:span text:style-name="T10">改善工程</text:span></text:p>
          </table:table-cell>
          <table:table-cell table:style-name="ce6" office:value-type="string" calcext:value-type="string">
            <text:p>鹿草鄉</text:p>
          </table:table-cell>
          <table:table-cell table:number-columns-repeated="2" table:style-name="ce17" office:value-type="float" office:value="550" calcext:value-type="float">
            <text:p><text:s/>5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德冠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楊秀玉</text:p>
          </table:table-cell>
          <table:table-cell table:style-name="ce13" office:value-type="string" calcext:value-type="string">
            <text:p>山下農地重劃區北路<text:span text:style-name="T9">21</text:span><text:span text:style-name="T10">等改善工程</text:span></text:p>
          </table:table-cell>
          <table:table-cell table:style-name="ce6" office:value-type="string" calcext:value-type="string">
            <text:p>鹿草鄉</text:p>
          </table:table-cell>
          <table:table-cell table:number-columns-repeated="2" table:style-name="ce17" office:value-type="float" office:value="450" calcext:value-type="float">
            <text:p><text:s/>4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德冠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葉和平</text:p>
          </table:table-cell>
          <table:table-cell table:style-name="ce13" office:value-type="string" calcext:value-type="string">
            <text:p>大林鎮中坑段<text:span text:style-name="T9">0124</text:span><text:span text:style-name="T10">號土地旁農路改善工程</text:span></text:p>
          </table:table-cell>
          <table:table-cell table:style-name="ce6" office:value-type="string" calcext:value-type="string">
            <text:p>大林鎮</text:p>
          </table:table-cell>
          <table:table-cell table:number-columns-repeated="2" table:style-name="ce17" office:value-type="float" office:value="240" calcext:value-type="float">
            <text:p><text:s/>24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大林鎮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上霖工程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葉和平</text:p>
          </table:table-cell>
          <table:table-cell table:style-name="ce13" office:value-type="string" calcext:value-type="string">
            <text:p>大林鎮中坑里崩埤仔至葉子寮南北向道路改善工程</text:p>
          </table:table-cell>
          <table:table-cell table:style-name="ce6" office:value-type="string" calcext:value-type="string">
            <text:p>大林鎮</text:p>
          </table:table-cell>
          <table:table-cell table:number-columns-repeated="2" table:style-name="ce17" office:value-type="float" office:value="260" calcext:value-type="float">
            <text:p><text:s/>26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大林鎮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順發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葉和平</text:p>
          </table:table-cell>
          <table:table-cell table:style-name="ce13" office:value-type="string" calcext:value-type="string">
            <text:p>大林鎮中坑里沙崙農地旁排水改善工程</text:p>
          </table:table-cell>
          <table:table-cell table:style-name="ce6" office:value-type="string" calcext:value-type="string">
            <text:p>大林鎮</text:p>
          </table:table-cell>
          <table:table-cell table:number-columns-repeated="2" table:style-name="ce17" office:value-type="float" office:value="910" calcext:value-type="float">
            <text:p><text:s/>91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大林鎮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振坤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葉和平</text:p>
          </table:table-cell>
          <table:table-cell table:style-name="ce13" office:value-type="string" calcext:value-type="string">
            <text:p>梅山鄉圳南村禪林寺前道路改善工程</text:p>
          </table:table-cell>
          <table:table-cell table:style-name="ce6" office:value-type="string" calcext:value-type="string">
            <text:p>梅山鄉</text:p>
          </table:table-cell>
          <table:table-cell table:number-columns-repeated="2" table:style-name="ce17" office:value-type="float" office:value="480" calcext:value-type="float">
            <text:p><text:s/>48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頂坪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葉和平</text:p>
          </table:table-cell>
          <table:table-cell table:style-name="ce13" office:value-type="string" calcext:value-type="string">
            <text:p>溪口農地重劃區東路<text:span text:style-name="T9">7</text:span><text:span text:style-name="T10">改善工程</text:span></text:p>
          </table:table-cell>
          <table:table-cell table:style-name="ce6" office:value-type="string" calcext:value-type="string">
            <text:p>溪口鄉</text:p>
          </table:table-cell>
          <table:table-cell table:number-columns-repeated="2" table:style-name="ce17" office:value-type="float" office:value="350" calcext:value-type="float">
            <text:p><text:s/>3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昭春營造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葉孟龍</text:p>
          </table:table-cell>
          <table:table-cell table:style-name="ce13" office:value-type="string" calcext:value-type="string">
            <text:p>月潭農地重劃區北路<text:span text:style-name="T9">5</text:span><text:span text:style-name="T10">農路改善工程</text:span></text:p>
          </table:table-cell>
          <table:table-cell table:style-name="ce6" office:value-type="string" calcext:value-type="string">
            <text:p>新港鄉</text:p>
          </table:table-cell>
          <table:table-cell table:number-columns-repeated="2" table:style-name="ce17" office:value-type="float" office:value="1550" calcext:value-type="float">
            <text:p><text:s/>1,5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新港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承瑋營造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葉孟龍</text:p>
          </table:table-cell>
          <table:table-cell table:style-name="ce13" office:value-type="string" calcext:value-type="string">
            <text:p>新港農地重劃區北幹路<text:span text:style-name="T9">2</text:span><text:span text:style-name="T10">及安和農地重劃區東路</text:span><text:span text:style-name="T11">14.54</text:span><text:span text:style-name="T10">改善工程</text:span></text:p>
          </table:table-cell>
          <table:table-cell table:style-name="ce6" office:value-type="string" calcext:value-type="string">
            <text:p>新港鄉</text:p>
          </table:table-cell>
          <table:table-cell table:number-columns-repeated="2" table:style-name="ce17" office:value-type="float" office:value="2450" calcext:value-type="float">
            <text:p><text:s/>2,4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招標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詹金繪</text:p>
          </table:table-cell>
          <table:table-cell table:style-name="ce13" office:value-type="string" calcext:value-type="string">
            <text:p>大林農地重劃區下三股十輪農二排水改善工程</text:p>
          </table:table-cell>
          <table:table-cell table:style-name="ce6" office:value-type="string" calcext:value-type="string">
            <text:p>大林鎮</text:p>
          </table:table-cell>
          <table:table-cell table:number-columns-repeated="2" table:style-name="ce17" office:value-type="float" office:value="680" calcext:value-type="float">
            <text:p><text:s/>6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大林鎮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順發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詹金繪</text:p>
          </table:table-cell>
          <table:table-cell table:style-name="ce13" office:value-type="string" calcext:value-type="string">
            <text:p>柴林農地重劃區陸灌小排<text:span text:style-name="T9">2-1</text:span><text:span text:style-name="T10">及崙尾農地重劃區既設村路排水改善工程</text:span></text:p>
          </table:table-cell>
          <table:table-cell table:style-name="ce6" office:value-type="string" calcext:value-type="string">
            <text:p>溪口鄉</text:p>
          </table:table-cell>
          <table:table-cell table:number-columns-repeated="2" table:style-name="ce17" office:value-type="float" office:value="500" calcext:value-type="float">
            <text:p><text:s/>5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旭洋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詹金繪</text:p>
          </table:table-cell>
          <table:table-cell table:style-name="ce13" office:value-type="string" calcext:value-type="string">
            <text:p>溪口農地重劃區北幹路<text:span text:style-name="T9">10</text:span><text:span text:style-name="T10">改善工程</text:span></text:p>
          </table:table-cell>
          <table:table-cell table:style-name="ce6" office:value-type="string" calcext:value-type="string">
            <text:p>溪口鄉</text:p>
          </table:table-cell>
          <table:table-cell table:number-columns-repeated="2" table:style-name="ce17" office:value-type="float" office:value="660" calcext:value-type="float">
            <text:p><text:s/>66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振裕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詹金繪</text:p>
          </table:table-cell>
          <table:table-cell table:style-name="ce13" office:value-type="string" calcext:value-type="string">
            <text:p>福權農地重劃區<text:span text:style-name="T9">25</text:span><text:span text:style-name="T10">路改善工程</text:span></text:p>
          </table:table-cell>
          <table:table-cell table:style-name="ce6" office:value-type="string" calcext:value-type="string">
            <text:p>溪口鄉</text:p>
          </table:table-cell>
          <table:table-cell table:number-columns-repeated="2" table:style-name="ce17" office:value-type="float" office:value="500" calcext:value-type="float">
            <text:p><text:s/>5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旭洋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劉敬祥</text:p>
          </table:table-cell>
          <table:table-cell table:style-name="ce13" office:value-type="string" calcext:value-type="string">
            <text:p>水上鄉三界埔等<text:span text:style-name="T9">5</text:span><text:span text:style-name="T10">件工程</text:span></text:p>
          </table:table-cell>
          <table:table-cell table:style-name="ce6" office:value-type="string" calcext:value-type="string">
            <text:p>水上鄉</text:p>
          </table:table-cell>
          <table:table-cell table:number-columns-repeated="2" table:style-name="ce17" office:value-type="float" office:value="1050" calcext:value-type="float">
            <text:p><text:s/>1,05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24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奇璋</text:p>
          </table:table-cell>
          <table:table-cell table:style-name="ce13" office:value-type="string" calcext:value-type="string">
            <text:p>六美農地重劃區<text:span text:style-name="T9">R31</text:span><text:span text:style-name="T10">路改善工程</text:span></text:p>
          </table:table-cell>
          <table:table-cell table:style-name="ce6" office:value-type="string" calcext:value-type="string">
            <text:p>六腳鄉</text:p>
          </table:table-cell>
          <table:table-cell table:number-columns-repeated="2" table:style-name="ce17" office:value-type="float" office:value="780" calcext:value-type="float">
            <text:p><text:s/>78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農水路維護</text:span></text:p>
          </table:table-cell>
          <table:table-cell table:style-name="ce5" office:value-type="string" calcext:value-type="string">
            <text:p>六腳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文弘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鼎三</text:p>
          </table:table-cell>
          <table:table-cell table:style-name="ce13" office:value-type="string" calcext:value-type="string">
            <text:p>松梅農地重劃區東段<text:span text:style-name="T9">30</text:span><text:span text:style-name="T10">改善工程</text:span></text:p>
          </table:table-cell>
          <table:table-cell table:style-name="ce6" office:value-type="string" calcext:value-type="string">
            <text:p>朴子市</text:p>
          </table:table-cell>
          <table:table-cell table:number-columns-repeated="2" table:style-name="ce17" office:value-type="float" office:value="150" calcext:value-type="float">
            <text:p><text:s/>15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毅豐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鼎三</text:p>
          </table:table-cell>
          <table:table-cell table:style-name="ce13" office:value-type="string" calcext:value-type="string">
            <text:p>南勢農地重劃區東路<text:span text:style-name="T9">13</text:span><text:span text:style-name="T10">改善工程</text:span></text:p>
          </table:table-cell>
          <table:table-cell table:style-name="ce6" office:value-type="string" calcext:value-type="string">
            <text:p>朴子市</text:p>
          </table:table-cell>
          <table:table-cell table:number-columns-repeated="2" table:style-name="ce17" office:value-type="float" office:value="300" calcext:value-type="float">
            <text:p><text:s/>300 </text:p>
          </table:table-cell>
          <table:table-cell table:style-name="ce12" office:value-type="string" calcext:value-type="string">
            <text:p>其他公共工程<text:span text:style-name="T9">-</text:span><text:span text:style-name="T10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毅豐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羅士洋</text:p>
          </table:table-cell>
          <table:table-cell table:style-name="ce13" office:value-type="string" calcext:value-type="string">
            <text:p>中埔鄉中崙、東興、三層、深坑、同仁、沄水、石硦、灣潭之產業道路工程</text:p>
          </table:table-cell>
          <table:table-cell table:style-name="ce6" office:value-type="string" calcext:value-type="string">
            <text:p>中埔鄉</text:p>
          </table:table-cell>
          <table:table-cell table:number-columns-repeated="2" table:style-name="ce17" office:value-type="float" office:value="2000" calcext:value-type="float">
            <text:p><text:s/>2,0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中埔鄉公所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安泰土木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羅士洋</text:p>
          </table:table-cell>
          <table:table-cell table:style-name="ce13" office:value-type="string" calcext:value-type="string">
            <text:p>中和平<text:span text:style-name="T9">18</text:span><text:span text:style-name="T10">鄰災修工程</text:span></text:p>
          </table:table-cell>
          <table:table-cell table:style-name="ce6" office:value-type="string" calcext:value-type="string">
            <text:p>竹崎鄉</text:p>
          </table:table-cell>
          <table:table-cell table:style-name="ce17" office:value-type="float" office:value="1000" calcext:value-type="float">
            <text:p><text:s/>1,000 </text:p>
          </table:table-cell>
          <table:table-cell table:style-name="ce17" office:value-type="float" office:value="300" calcext:value-type="float">
            <text:p><text:s/>300 </text:p>
          </table:table-cell>
          <table:table-cell table:style-name="ce12" office:value-type="string" calcext:value-type="string">
            <text:p>其他公共工程<text:span text:style-name="T9">-</text:span><text:span text:style-name="T10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6" office:value-type="string" calcext:value-type="string">
            <text:p>煒勳土木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3" table:number-rows-spanned="1">
            <text:p>合<text:span text:style-name="T4">          </text:span><text:span text:style-name="T5">計</text:span></text:p>
          </table:table-cell>
          <table:covered-table-cell table:number-columns-repeated="2" table:style-name="ce14"/>
          <table:table-cell table:style-name="ce17" table:formula="of:=SUM([.D6:.D74])" office:value-type="float" office:value="61940" calcext:value-type="float">
            <text:p><text:s/>61,940 </text:p>
          </table:table-cell>
          <table:table-cell table:style-name="ce17" table:formula="of:=SUM([.E6:.E74])" office:value-type="float" office:value="58840" calcext:value-type="float">
            <text:p><text:s/>58,840 </text:p>
          </table:table-cell>
          <table:table-cell table:style-name="ce20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註：<text:span text:style-name="T4">1.</text:span><text:span text:style-name="T5">本表主辦機關為行政院主計處。</text:span>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　　<text:span text:style-name="T4">2.</text:span><text:span text:style-name="T5">本表第一次查填及送達期限為</text:span><text:span text:style-name="T6">7</text:span><text:span text:style-name="T5">月</text:span><text:span text:style-name="T6">20</text:span><text:span text:style-name="T5">日前。</text:span></text:p>
          </table:table-cell>
          <table:table-cell table:number-columns-repeated="1023"/>
        </table:table-row>
        <table:table-row table:style-name="ro8" table:number-rows-repeated="104849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議員4.$A$1" table:cell-range-address="$議員4.$A$1:.$I$75" table:range-usable-as="print-range"/>
          <table:named-range table:name="Excel_BuiltIn_Print_Titles" table:base-cell-address="$議員4.$A$1" table:cell-range-address="$議員4.$A$1:.$AMJ$5" table:range-usable-as="repeat-column repeat-row"/>
          <table:named-range table:name="Excel_BuiltIn__FilterDatabase" table:base-cell-address="$議員4.$A$1" table:cell-range-address="$議員4.$A$5:.$I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date-style style:name="N190">
      <number:month/>
      <number:text>月</number:text>
      <number:day/>
      <number:text>日</number:text>
    </number:date-style>
    <number:number-style style:name="N19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1P2" style:volatile="true">
      <loext:text> 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2" loext:min-decimal-places="2" number:min-integer-digits="1"/>
      <number:text> </number:text>
    </number:number-style>
    <number:number-style style:name="N193">
      <number:number number:decimal-places="3" loext:min-decimal-places="3" number:min-integer-digits="1"/>
      <number:text> </number:text>
    </number:number-style>
    <number:number-style style:name="N194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4.99mm" fo:margin-right="4.99mm" style:first-page-number="continue" style:scale-to="88%" style:table-centering="horizontal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q120386970_林俊傑</dc:creator>
    <dc:date>2012-02-17T10:54:19</dc:date>
    <meta:print-date>2012-02-17T09:52:01</meta:print-date>
    <meta:document-statistic meta:table-count="1" meta:cell-count="641" meta:object-count="0"/>
    <meta:generator>LibreOffice/5.1.2.2$Windows_x86 LibreOffice_project/d3bf12ecb743fc0d20e0be0c58ca359301eb705f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